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2" style:parent-style-name="Standaard" style:list-style-name="LFO2" style:family="paragraph"/>
    <style:style style:name="P3" style:parent-style-name="Standaard" style:list-style-name="LFO2" style:family="paragraph"/>
    <style:style style:name="P4" style:parent-style-name="Standaard" style:list-style-name="LFO2" style:family="paragraph"/>
    <style:style style:name="P5" style:parent-style-name="Standaard" style:list-style-name="LFO2" style:family="paragraph"/>
    <style:style style:name="T6" style:parent-style-name="Standaardalinea-lettertype" style:family="text">
      <style:text-properties fo:language="en" fo:country="GB"/>
    </style:style>
    <style:style style:name="T7" style:parent-style-name="Standaardalinea-lettertype" style:family="text">
      <style:text-properties fo:language="en" fo:country="GB"/>
    </style:style>
    <style:style style:name="T8" style:parent-style-name="Hyperlink" style:family="text">
      <style:text-properties fo:language="en" fo:country="GB"/>
    </style:style>
    <style:style style:name="T9" style:parent-style-name="Standaardalinea-lettertype" style:family="text">
      <style:text-properties fo:language="en" fo:country="GB"/>
    </style:style>
  </office:automatic-styles>
  <office:body>
    <office:text text:use-soft-page-breaks="true">
      <text:p text:style-name="P1">Geachte heer/mevrouw,</text:p>
      <text:p text:style-name="Standaard">Wij zijn twee studenten, Youssouf Cissé en Waseem Mughal, en volgen de opleiding Graduaat Programmeren aan Howest.</text:p>
      <text:p text:style-name="Standaard">In het kader van onze opleiding kregen wij de opdracht om een bedrijfsbezoek te organiseren. Het doel hiervan is om een beter inzicht te krijgen in het werkveld van een programmeur en de dagelijkse werking binnen een bedrijf.</text:p>
      <text:p text:style-name="Standaard">Daarom zouden wij graag met twee studenten een bezoek brengen aan uw bedrijf, TVH. Tijdens dit bezoek zouden wij ook graag een kort interview (ongeveer 30 minuten) afnemen met een developer (bij voorkeur een backend- of full stack developer), zodat wij een realistisch beeld krijgen van de jobinhoud, de gebruikte technologieën en de werkomgeving.</text:p>
      <text:p text:style-name="Standaard">Concreet zijn wij geïnteresseerd in:</text:p>
      <text:list text:style-name="LFO2" text:continue-numbering="true">
        <text:list-item>
          <text:p text:style-name="P2">Hoe een typische werkdag eruitziet</text:p>
        </text:list-item>
        <text:list-item>
          <text:p text:style-name="P3">Welke technische en soft skills belangrijk zijn</text:p>
        </text:list-item>
        <text:list-item>
          <text:p text:style-name="P4">Hoe communicatie binnen het team verloopt</text:p>
        </text:list-item>
        <text:list-item>
          <text:p text:style-name="P5">Het belang van professionalisering binnen het bedrijf</text:p>
        </text:list-item>
      </text:list>
      <text:p text:style-name="Standaard">Wij passen ons graag aan uw beschikbaarheid aan en kunnen langskomen op een moment dat voor u het best past.</text:p>
      <text:p text:style-name="Standaard">Alvast hartelijk bedankt voor uw tijd en overweging. Wij hopen op een positieve reactie.</text:p>
      <text:p text:style-name="Standaard">Met vriendelijke groeten</text:p>
      <text:p text:style-name="Standaard">Youssouf Cissé<text:line-break/><text:a xlink:href="mailto:youssouf.cisse@student.howest.be" office:target-frame-name="_top" xlink:show="replace"><text:span text:style-name="Hyperlink">youssouf.cisse@student.howest.be</text:span></text:a><text:line-break/>+32 491 76 12 00</text:p>
      <text:p text:style-name="Standaard"><text:span text:style-name="T6">Waseem Mughal</text:span><text:span text:style-name="T7"><text:line-break/></text:span><text:a xlink:href="mailto:waseem.mughal@student.howest.be" office:target-frame-name="_top" xlink:show="replace"><text:span text:style-name="T8">waseem.mughal@student.howest.be</text:span></text:a><text:span text:style-name="T9"><text:line-break/>+32 492 52 19 43</text:span></text:p>
      <text:p text:style-name="Standaard">Studenten Graduaat Programmeren – Howest</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Hyperlink" style:display-name="Hyperlink" style:family="text" style:parent-style-name="Standaardalinea-lettertype">
      <style:text-properties fo:color="#467886"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Youssouf CISSE</meta:initial-creator>
    <dc:creator>Youssouf CISSE</dc:creator>
    <meta:creation-date>2026-04-02T10:44:00Z</meta:creation-date>
    <dc:date>2026-04-02T11:06:00Z</dc:date>
    <meta:template xlink:href="Normal" xlink:type="simple"/>
    <meta:editing-cycles>2</meta:editing-cycles>
    <meta:editing-duration>PT0S</meta:editing-duration>
    <meta:document-statistic meta:page-count="1" meta:paragraph-count="2" meta:word-count="219" meta:character-count="1427" meta:row-count="10" meta:non-whitespace-character-count="1210"/>
  </office:meta>
</office:document-meta>
</file>